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officeooo:rsid="00322e73" officeooo:paragraph-rsid="00322e73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71e2" style:font-weight-asian="bold" style:font-weight-complex="bold"/>
    </style:style>
    <style:style style:name="T3" style:family="text">
      <style:text-properties officeooo:rsid="001a8b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171e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oice of Backend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<text:span text:style-name="T5">2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3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select a backend solution for AML's system, replacing the current legacy CMS to ensure scalability, ease of development, and user-friendly administration.</text:p>
          </table:table-cell>
          <table:table-cell table:style-name="Table2.A1" office:value-type="string">
            <text:p text:style-name="P3">Selected Option: Strapi</text:p>
            <text:p text:style-name="P3"><text:s text:c="4"/>Chosen for being free, open-source, and equipped with a user-friendly interface.</text:p>
            <text:p text:style-name="P3"><text:s text:c="4"/>Fits AML’s financial and technical requirements perfectly, while supporting plugin-based development for flexibility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4">Integrate Strapi into the AML system as the core CMS.</text:span></text:p>
      <text:p text:style-name="Standard" loext:marker-style-name="T1"><text:span text:style-name="T4">Begin backend configuration and ensure alignment with frontend components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4">28/10/2024</text:p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52</meta:editing-cycles>
    <meta:creation-date>2024-09-26T17:23:00</meta:creation-date>
    <dc:date>2024-12-17T10:46:08.671205998</dc:date>
    <meta:editing-duration>PT20M2S</meta:editing-duration>
    <meta:generator>LibreOffice/24.2.7.2$Linux_X86_64 LibreOffice_project/420$Build-2</meta:generator>
    <meta:document-statistic meta:table-count="3" meta:image-count="0" meta:object-count="0" meta:page-count="1" meta:paragraph-count="17" meta:word-count="93" meta:character-count="670" meta:non-whitespace-character-count="585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